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199cm" style:auto-text-indent="false" style:writing-mode="page"/>
      <style:text-properties officeooo:paragraph-rsid="000d2e14"/>
    </style:style>
    <style:style style:name="P2" style:family="paragraph" style:parent-style-name="Standard">
      <style:paragraph-properties fo:margin-left="0cm" fo:margin-right="0cm" fo:text-indent="1.199cm" style:auto-text-indent="false" style:writing-mode="page"/>
      <style:text-properties fo:language="pt" fo:country="BR" officeooo:paragraph-rsid="000d2e14"/>
    </style:style>
    <style:style style:name="P3" style:family="paragraph" style:parent-style-name="Standard" style:list-style-name="WW8Num7">
      <style:paragraph-properties fo:margin-left="0cm" fo:margin-right="0cm" fo:margin-top="0cm" fo:margin-bottom="0cm" loext:contextual-spacing="false" style:line-height-at-least="0.508cm" fo:text-align="justify" style:justify-single-word="false" fo:text-indent="1.199cm" style:auto-text-indent="false" style:writing-mode="page"/>
      <style:text-properties fo:language="pt" fo:country="BR" fo:font-weight="normal" officeooo:paragraph-rsid="000d2e14" style:font-weight-asian="normal" style:font-weight-complex="normal"/>
    </style:style>
    <style:style style:name="P4" style:family="paragraph" style:parent-style-name="Heading">
      <style:paragraph-properties fo:text-align="center" style:justify-single-word="false" fo:break-before="page"/>
      <style:text-properties fo:language="pt" fo:country="BR" fo:font-weight="bold" officeooo:paragraph-rsid="000d2e14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 style:writing-mode="page"/>
      <style:text-properties officeooo:paragraph-rsid="000d2e1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199cm" style:auto-text-indent="false" style:writing-mode="page"/>
      <style:text-properties fo:language="pt" fo:country="BR" officeooo:paragraph-rsid="000d2e14"/>
    </style:style>
    <style:style style:name="P7" style:family="paragraph" style:parent-style-name="Text_20_body">
      <style:paragraph-properties fo:margin-left="0cm" fo:margin-right="0cm" style:line-height-at-least="0.508cm" fo:text-align="justify" style:justify-single-word="false" fo:text-indent="1.199cm" style:auto-text-indent="false" style:writing-mode="page"/>
      <style:text-properties officeooo:paragraph-rsid="000d2e14"/>
    </style:style>
    <style:style style:name="P8" style:family="paragraph" style:parent-style-name="Text_20_body" style:list-style-name="WW8Num7">
      <style:paragraph-properties fo:margin-left="0cm" fo:margin-right="0cm" style:line-height-at-least="0.508cm" fo:text-align="justify" style:justify-single-word="false" fo:text-indent="1.199cm" style:auto-text-indent="false" style:writing-mode="page"/>
      <style:text-properties fo:color="#000000" fo:language="pt" fo:country="BR" fo:font-weight="bold" officeooo:paragraph-rsid="000d2e14" style:font-weight-asian="bold" style:font-weight-complex="bold"/>
    </style:style>
    <style:style style:name="P9" style:family="paragraph" style:parent-style-name="Text_20_body" style:list-style-name="WW8Num7">
      <style:paragraph-properties fo:margin-left="0cm" fo:margin-right="0cm" style:line-height-at-least="0.508cm" fo:text-align="justify" style:justify-single-word="false" fo:text-indent="1.199cm" style:auto-text-indent="false" style:writing-mode="page"/>
      <style:text-properties fo:language="pt" fo:country="BR" fo:font-weight="bold" officeooo:paragraph-rsid="000d2e14" style:font-weight-asian="bold" style:font-weight-complex="bold"/>
    </style:style>
    <style:style style:name="P10" style:family="paragraph" style:parent-style-name="Heading_20_1">
      <style:paragraph-properties fo:margin-left="0cm" fo:margin-right="0cm" fo:text-indent="1.199cm" style:auto-text-indent="false" style:writing-mode="page"/>
      <style:text-properties fo:language="pt" fo:country="BR" officeooo:paragraph-rsid="000d2e14"/>
    </style:style>
    <style:style style:name="P11" style:family="paragraph" style:parent-style-name="Heading_20_1" style:list-style-name="WW8Num7">
      <style:paragraph-properties fo:margin-left="0cm" fo:margin-right="0cm" fo:text-indent="1.199cm" style:auto-text-indent="false" style:writing-mode="page"/>
      <style:text-properties fo:language="pt" fo:country="BR" officeooo:paragraph-rsid="000d2e14"/>
    </style:style>
    <style:style style:name="P12" style:family="paragraph" style:parent-style-name="Heading_20_3">
      <style:paragraph-properties fo:margin-left="0cm" fo:margin-right="0cm" fo:text-indent="1.199cm" style:auto-text-indent="false" style:writing-mode="page"/>
      <style:text-properties fo:font-size="12pt" fo:language="pt" fo:country="BR" fo:font-weight="bold" officeooo:paragraph-rsid="000d2e14" style:font-size-asian="12pt" style:font-weight-asian="bold" style:font-size-complex="12pt" style:font-weight-complex="bold"/>
    </style:style>
    <style:style style:name="P13" style:family="paragraph" style:parent-style-name="Heading_20_3">
      <style:paragraph-properties fo:margin-left="0cm" fo:margin-right="0cm" fo:text-indent="1.199cm" style:auto-text-indent="false" style:writing-mode="page"/>
      <style:text-properties fo:font-size="12pt" fo:language="pt" fo:country="BR" fo:font-weight="bold" officeooo:paragraph-rsid="000d2e14" style:font-size-asian="12pt" style:font-weight-asian="bold" style:font-name-complex="Arial" style:font-size-complex="12pt" style:font-weight-complex="bold"/>
    </style:style>
    <style:style style:name="P14" style:family="paragraph" style:parent-style-name="Heading_20_3">
      <style:paragraph-properties fo:margin-left="0cm" fo:margin-right="0cm" fo:text-indent="1.199cm" style:auto-text-indent="false" style:writing-mode="page"/>
      <style:text-properties style:font-name="Arial" fo:font-size="12pt" fo:language="pt" fo:country="BR" fo:font-style="italic" fo:font-weight="bold" officeooo:paragraph-rsid="000d2e14" style:font-size-asian="12pt" style:font-style-asian="italic" style:font-weight-asian="bold" style:font-name-complex="Arial" style:font-size-complex="12pt" style:font-weight-complex="bold"/>
    </style:style>
    <style:style style:name="P15" style:family="paragraph" style:parent-style-name="Pré-formatação_20_HTML">
      <style:paragraph-properties fo:margin-top="0cm" fo:margin-bottom="0cm" loext:contextual-spacing="false" style:line-height-at-least="0.508cm" fo:text-align="justify" style:justify-single-word="false"/>
      <style:text-properties style:font-name="Times New Roman" fo:language="pt" fo:country="BR" fo:font-weight="normal" officeooo:paragraph-rsid="000d2e14" style:font-weight-asian="normal" style:font-name-complex="Times New Roman" style:font-weight-complex="normal"/>
    </style:style>
    <style:style style:name="P16" style:family="paragraph" style:parent-style-name="Pré-formatação_20_HTML">
      <style:paragraph-properties fo:margin-left="0cm" fo:margin-right="0cm" fo:text-align="justify" style:justify-single-word="false" fo:text-indent="1.199cm" style:auto-text-indent="false" style:writing-mode="page">
        <style:tab-stops>
          <style:tab-stop style:position="1.251cm"/>
          <style:tab-stop style:position="1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language="pt" fo:country="BR" officeooo:paragraph-rsid="000daf0e" style:font-name-complex="Times New Roman"/>
    </style:style>
    <style:style style:name="P17" style:family="paragraph" style:parent-style-name="Pré-formatação_20_HTML">
      <style:paragraph-properties fo:margin-left="0cm" fo:margin-right="0cm" fo:text-align="justify" style:justify-single-word="false" fo:text-indent="1.199cm" style:auto-text-indent="false" style:writing-mode="page">
        <style:tab-stops>
          <style:tab-stop style:position="1.251cm"/>
          <style:tab-stop style:position="1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language="pt" fo:country="BR" officeooo:rsid="000daf0e" officeooo:paragraph-rsid="000daf0e" style:font-name-complex="Times New Roman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d2e14"/>
    </style:style>
    <style:style style:name="T3" style:family="text">
      <style:text-properties fo:color="#000000" fo:language="pt" fo:country="BR"/>
    </style:style>
    <style:style style:name="T4" style:family="text">
      <style:text-properties fo:color="#000000" fo:language="pt" fo:country="BR" officeooo:rsid="000d2e14"/>
    </style:style>
    <style:style style:name="T5" style:family="text">
      <style:text-properties fo:color="#000000" fo:language="pt" fo:country="BR" fo:font-weight="bold" style:font-weight-asian="bold" style:font-weight-complex="bold"/>
    </style:style>
    <style:style style:name="T6" style:family="text">
      <style:text-properties officeooo:rsid="000d2e14"/>
    </style:style>
    <style:style style:name="T7" style:family="text">
      <style:text-properties style:font-name-complex="Arial"/>
    </style:style>
    <style:style style:name="T8" style:family="text">
      <style:text-properties style:font-name="Times New Roman"/>
    </style:style>
    <style:style style:name="T9" style:family="text">
      <style:text-properties officeooo:rsid="000daf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e Testes</text:p>
      <text:h text:style-name="P10" text:outline-level="1"><text:bookmark-start text:name="__RefHeading___Toc111890178"/>Introdução<text:bookmark-end text:name="__RefHeading___Toc111890178"/></text:h>
      <text:p text:style-name="P5"><text:span text:style-name="T1">Este documento define o projeto de testes do sistema </text:span><text:bookmark-start text:name="__DdeLink__43_3950354530"/><text:span text:style-name="T2">Carrinho de Compras</text:span><text:bookmark-end text:name="__DdeLink__43_3950354530"/><text:span text:style-name="T1">, a serem realizados </text:span><text:span text:style-name="T2">para avaliação técnica</text:span><text:span text:style-name="T1">, visando validar as funcionalidades oferecidas pelo sistema. Neste documento será avaliado se os requisitos funcionais e não funcionais do sistema estão sendo satisfeitos, e serão descritos procedimentos para a execução dos testes, métodos utilizados e avaliação dos resultados obtidos. </text:span></text:p>
      <text:p text:style-name="P6">Um caso de teste especifica uma maneira de testar o sistema: o que testar, quais os valores e pré-condições de entrada e os valore e pós-condições de saída. A realização de um ou mais procedimentos de teste é formado por um conjunto de instruções para execução, que pode ser feitos com auxílio de ferramentas ou manualmente. </text:p>
      <text:p text:style-name="P6"/>
      <text:h text:style-name="P10" text:outline-level="1">Escopo</text:h>
      <text:p text:style-name="P7"><text:span text:style-name="T3">Neste documento serão descritos os testes que foram realizados no </text:span><text:span text:style-name="T4">Carrinho de Compras</text:span><text:span text:style-name="T3"> Os tipos de testes realizados foram:</text:span></text:p>
      <text:list xml:id="list2820159489" text:style-name="WW8Num7">
        <text:list-item>
          <text:p text:style-name="P8">Testes Unitários</text:p>
        </text:list-item>
        <text:list-item>
          <text:p text:style-name="P8"><text:bookmark-start text:name="__DdeLink__45_3950354530"/>Testes Funcionais<text:bookmark-end text:name="__DdeLink__45_3950354530"/></text:p>
        </text:list-item>
        <text:list-item>
          <text:p text:style-name="P8">Testes Funcionais <text:span text:style-name="T6">Automatizados</text:span></text:p>
        </text:list-item>
        <text:list-item>
          <text:p text:style-name="P9">Testes da Interface com o Usuário</text:p>
        </text:list-item>
        <text:list-item>
          <text:h text:style-name="P11" text:outline-level="1">Testes Realizados</text:h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h text:style-name="P12" text:outline-level="3"><text:bookmark-start text:name="__RefHeading___Toc111890183"/><text:span text:style-name="T7">Objetivo dos Testes</text:span><text:bookmark-end text:name="__RefHeading___Toc111890183"/></text:h>
      <text:list xml:id="list114254932036136" text:continue-numbering="true" text:style-name="WW8Num7">
        <text:list-header>
          <text:p text:style-name="P3">É um programa de teste que verifica a corretude de métodos ou funções não triviais. Para o nosso projeto o JUnit, que é para plataforma JAVA. Também através desses </text:p>
          <text:p text:style-name="P3"/>
        </text:list-header>
      </text:list>
      <text:h text:style-name="P14" text:outline-level="3">Método Utilizado</text:h>
      <text:p text:style-name="P2">Os testes foram feitos com auxílio do <text:span text:style-name="T6">Junit,Selenuim,WebDriver ,BDD e cucumber</text:span>. A abordagem foi qualitativa, onde foi priorizado <text:span text:style-name="T6">a validação dos testes realizados</text:span>. Foram realizados <text:span text:style-name="T6">2</text:span> testes <text:span text:style-name="T6">automatizados</text:span>, e dentre esses 2 obtiveram sucesso.</text:p>
      <text:p text:style-name="P2"/>
      <text:h text:style-name="P13" text:outline-level="3">Resultados Obtidos</text:h>
      <text:p text:style-name="P16">Durante a execução dos testes foram encontrados algu<text:span text:style-name="T6">ma</text:span>s pequen<text:span text:style-name="T6">a</text:span>s <text:span text:style-name="T6">possíveis melhorias</text:span>. <text:span text:style-name="T6">A</text:span>s <text:span text:style-name="T6">melhorias</text:span> mais comuns encontrados foram os relacionados a <text:span text:style-name="T6">interface.</text:span></text:p>
      <text:p text:style-name="P16"><text:span text:style-name="T9">Um exemplo dessa melhoria seria uma possibilidade de voltar para a seleção de produtos após entrar no carrinho de compras.</text:span> </text:p>
      <text:p text:style-name="P17">Em termos gerais o sistema não apresenta grandes defeitos que possam prejudicar o bom funcionamento do mesmo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Pré-formatação_20_HTML" style:display-name="Pré-formatação HTML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27:36.400000000</meta:creation-date>
    <dc:date>2019-02-19T11:42:53.470000000</dc:date>
    <meta:editing-duration>PT4M55S</meta:editing-duration>
    <meta:editing-cycles>1</meta:editing-cycles>
    <meta:document-statistic meta:table-count="0" meta:image-count="0" meta:object-count="0" meta:page-count="1" meta:paragraph-count="20" meta:word-count="287" meta:character-count="1852" meta:non-whitespace-character-count="1587"/>
    <meta:generator>LibreOffice/5.4.1.2$Windows_x86 LibreOffice_project/ea7cb86e6eeb2bf3a5af73a8f7777ac570321527</meta:generator>
  </office:meta>
</office:document-meta>
</file>